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 fo:padding="0.0193in" fo:border="0.0008in solid #e3e3e3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 style:list-style-name="L1">
      <style:paragraph-properties fo:text-align="center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7982889865465970575" text:style-name="L1">
        <text:list-header>
          <text:p text:style-name="P3">Creating stack and tab navigation</text:p>
        </text:list-header>
      </text:list>
      <text:p text:style-name="P1"/>
      <text:p text:style-name="P1">Installing Dependencies </text:p>
      <text:p text:style-name="P1"/>
      <text:p text:style-name="P2">npm install @react-navigation/native</text:p>
      <text:p text:style-name="P2">npm install @react-navigation/bottom-tabs</text:p>
      <text:p text:style-name="P2">npm install react-native-screens react-native-safe-area-context</text:p>
      <text:p text:style-name="P2"/>
      <text:p text:style-name="P2">For iOS:-</text:p>
      <text:p text:style-name="P2">npx pod-install ios</text:p>
      <text:p text:style-name="P2"/>
      <text:p text:style-name="P2">Example -</text:p>
      <text:p text:style-name="P2">https://github.com/anitavkapari/Alt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2T08:20:53.30</meta:creation-date>
    <meta:generator>OpenOffice/4.1.7$Win32 OpenOffice.org_project/417m1$Build-9800</meta:generator>
    <dc:date>2024-07-23T00:18:28.22</dc:date>
    <dc:creator>vikash kapari</dc:creator>
    <meta:editing-duration>PT1H46M19S</meta:editing-duration>
    <meta:editing-cycles>4</meta:editing-cycles>
    <meta:document-statistic meta:table-count="0" meta:image-count="0" meta:object-count="0" meta:page-count="1" meta:paragraph-count="9" meta:word-count="26" meta:character-count="272"/>
  </office:meta>
</office:document-meta>
</file>